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485" officeooo:paragraph-rsid="00103485"/>
    </style:style>
    <style:style style:name="P2" style:family="paragraph" style:parent-style-name="Standard">
      <style:paragraph-properties style:line-height-at-least="0.198in"/>
      <style:text-properties fo:color="#7ca668" style:font-name="Droid Sans Mono" fo:font-size="10.5pt" fo:font-weight="normal" fo:background-color="#000000"/>
    </style:style>
    <style:style style:name="P3" style:family="paragraph" style:parent-style-name="Standard">
      <style:text-properties fo:color="#7ca668" style:font-name="Droid Sans Mono" fo:font-size="10.5pt" fo:font-weight="normal" officeooo:rsid="00103485" officeooo:paragraph-rsid="00103485" fo:background-color="#000000"/>
    </style:style>
    <style:style style:name="P4" style:family="paragraph" style:parent-style-name="Standard">
      <style:paragraph-properties style:line-height-at-least="0.198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Globals -No window</text:p>
      <text:p text:style-name="P4"/>
      <text:p text:style-name="P2">//__dirname - path to current directory (double underscroe at the beginning)</text:p>
      <text:p text:style-name="P2">//_filename - filename</text:p>
      <text:p text:style-name="P2">//require - function to use modules </text:p>
      <text:p text:style-name="P2">//module - info about current module (file)</text:p>
      <text:p text:style-name="P2">//process - info about env where the program is being excuted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4:20:03.296585919</meta:creation-date>
    <dc:date>2022-04-08T14:21:15.334319112</dc:date>
    <meta:editing-duration>PT1M12S</meta:editing-duration>
    <meta:editing-cycles>1</meta:editing-cycles>
    <meta:document-statistic meta:table-count="0" meta:image-count="0" meta:object-count="0" meta:page-count="1" meta:paragraph-count="6" meta:word-count="41" meta:character-count="259" meta:non-whitespace-character-count="222"/>
    <meta:generator>LibreOffice/6.4.7.2$Linux_X86_64 LibreOffice_project/40$Build-2</meta:generator>
  </office:meta>
</office:document-meta>
</file>